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59.98mm" svg:height="90.05mm" svg:x="112.89mm" svg:y="4.78mm">
            <loext:p draw:notify-on-update-of-ranges="Arkusz1.A3:Arkusz1.A4 Arkusz1.B2:Arkusz1.B2 Arkusz1.B3:Arkusz1.B4 Arkusz1.C2:Arkusz1.C2 Arkusz1.C3:Arkusz1.C4 Arkusz1.D2:Arkusz1.D2 Arkusz1.D3:Arkusz1.D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 table:style-name="Default" office:value-type="string" calcext:value-type="string">
            <text:p>NN</text:p>
          </table:table-cell>
          <table:table-cell table:style-name="Default" table:number-columns-repeated="3"/>
        </table:table-row>
        <table:table-row table:style-name="ro2">
          <table:table-cell table:style-name="ce1"/>
          <table:table-cell table:style-name="ce1" office:value-type="string" calcext:value-type="string">
            <text:p>Minimum</text:p>
          </table:table-cell>
          <table:table-cell table:style-name="ce1" office:value-type="string" calcext:value-type="string">
            <text:p>Średnia</text:p>
          </table:table-cell>
          <table:table-cell table:style-name="ce4" office:value-type="string" calcext:value-type="string">
            <text:p>Maksimum</text:p>
          </table:table-cell>
        </table:table-row>
        <table:table-row table:style-name="ro2">
          <table:table-cell office:value-type="string" calcext:value-type="string">
            <text:p>Bez LS</text:p>
          </table:table-cell>
          <table:table-cell office:value-type="float" office:value="10298" calcext:value-type="float">
            <text:p>10298</text:p>
          </table:table-cell>
          <table:table-cell office:value-type="float" office:value="12792" calcext:value-type="float">
            <text:p>12792</text:p>
          </table:table-cell>
          <table:table-cell office:value-type="float" office:value="14877" calcext:value-type="float">
            <text:p>14877</text:p>
          </table:table-cell>
        </table:table-row>
        <table:table-row table:style-name="ro2">
          <table:table-cell office:value-type="string" calcext:value-type="string">
            <text:p>Z LS</text:p>
          </table:table-cell>
          <table:table-cell office:value-type="float" office:value="9870" calcext:value-type="float">
            <text:p>9870</text:p>
          </table:table-cell>
          <table:table-cell office:value-type="float" office:value="10982" calcext:value-type="float">
            <text:p>10982</text:p>
          </table:table-cell>
          <table:table-cell office:value-type="float" office:value="12693" calcext:value-type="float">
            <text:p>12693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2">
          <table:table-cell table:style-name="ce1" table:number-columns-repeated="3"/>
          <table:table-cell table:style-name="ce4"/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3" table:number-columns-spanned="3" table:number-rows-spanned="1"/>
          <table:covered-table-cell table:number-columns-repeated="2" table:style-name="Default"/>
        </table:table-row>
      </table:table>
      <table:table table:name="Arkusz2" table:style-name="ta1">
        <table:shapes>
          <draw:frame draw:z-index="0" draw:style-name="gr1" draw:text-style-name="P1" svg:width="159.98mm" svg:height="90.05mm" svg:x="52.86mm" svg:y="5.31mm">
            <loext:p draw:notify-on-update-of-ranges="Arkusz1.A2:Arkusz1.A2 Arkusz1.A3:Arkusz1.A4 Arkusz1.B2:Arkusz1.B2 Arkusz1.B3:Arkusz1.B4 Arkusz1.C2:Arkusz1.C2 Arkusz1.C3:Arkusz1.C4 Arkusz1.D2:Arkusz1.D2 Arkusz1.D3:Arkusz1.D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FZSongS-Extended" style:font-family-asian="FZSongS-Extended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3:39:09.003330733</meta:creation-date>
    <dc:date>2016-10-16T23:42:42.405787679</dc:date>
    <meta:editing-duration>PT3M33S</meta:editing-duration>
    <meta:editing-cycles>1</meta:editing-cycles>
    <meta:document-statistic meta:table-count="2" meta:cell-count="12" meta:object-count="2"/>
    <meta:generator>LibreOffice/5.1.5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legend chart:legend-position="end" svg:x="13.551cm" svg:y="3.706cm" style:legend-expansion="high" chart:style-name="ch2"/>
        <chart:plot-area chart:style-name="ch3" table:cell-range-address="Arkusz1.A2:Arkusz1.D4" chart:data-source-has-labels="both" svg:x="0.319cm" svg:y="0.18cm" svg:width="12.913cm" svg:height="8.646cm">
          <chartooo:coordinate-region svg:x="1.496cm" svg:y="0.379cm" svg:width="11.736cm" svg:height="7.8cm"/>
          <chart:axis chart:dimension="x" chart:name="primary-x" chart:style-name="ch4" chartooo:axis-type="auto">
            <chartooo:date-scale/>
            <chart:categories table:cell-range-address="Arkusz1.A3:Arkusz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3:Arkusz1.B4" chart:label-cell-address="Arkusz1.B2:Arkusz1.B2" chart:class="chart:bar">
            <chart:data-point chart:repeated="2"/>
          </chart:series>
          <chart:series chart:style-name="ch8" chart:values-cell-range-address="Arkusz1.C3:Arkusz1.C4" chart:label-cell-address="Arkusz1.C2:Arkusz1.C2" chart:class="chart:bar">
            <chart:data-point chart:repeated="2"/>
          </chart:series>
          <chart:series chart:style-name="ch9" chart:values-cell-range-address="Arkusz1.D3:Arkusz1.D4" chart:label-cell-address="Arkusz1.D2:Arkusz1.D2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Arkusz1.B2:Arkusz1.B2</svg:desc>
                </draw:g>
              </table:table-cell>
              <table:table-cell office:value-type="string">
                <text:p>Średnia</text:p>
                <draw:g>
                  <svg:desc>Arkusz1.C2:Arkusz1.C2</svg:desc>
                </draw:g>
              </table:table-cell>
              <table:table-cell office:value-type="string">
                <text:p>Maksimum</text:p>
                <draw:g>
                  <svg:desc>Arkusz1.D2:Arkusz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z LS</text:p>
                <draw:g>
                  <svg:desc>Arkusz1.A3:Arkusz1.A4</svg:desc>
                </draw:g>
              </table:table-cell>
              <table:table-cell office:value-type="float" office:value="10298">
                <text:p>10298</text:p>
                <draw:g>
                  <svg:desc>Arkusz1.B3:Arkusz1.B4</svg:desc>
                </draw:g>
              </table:table-cell>
              <table:table-cell office:value-type="float" office:value="12792">
                <text:p>12792</text:p>
                <draw:g>
                  <svg:desc>Arkusz1.C3:Arkusz1.C4</svg:desc>
                </draw:g>
              </table:table-cell>
              <table:table-cell office:value-type="float" office:value="14877">
                <text:p>14877</text:p>
                <draw:g>
                  <svg:desc>Arkusz1.D3:Arkusz1.D4</svg:desc>
                </draw:g>
              </table:table-cell>
            </table:table-row>
            <table:table-row>
              <table:table-cell office:value-type="string">
                <text:p>Z LS</text:p>
              </table:table-cell>
              <table:table-cell office:value-type="float" office:value="9870">
                <text:p>9870</text:p>
              </table:table-cell>
              <table:table-cell office:value-type="float" office:value="10982">
                <text:p>10982</text:p>
              </table:table-cell>
              <table:table-cell office:value-type="float" office:value="12693">
                <text:p>126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legend chart:legend-position="end" svg:x="13.551cm" svg:y="3.706cm" style:legend-expansion="high" chart:style-name="ch2"/>
        <chart:plot-area chart:style-name="ch3" table:cell-range-address="Arkusz1.A3:Arkusz1.D4 Arkusz1.B2:Arkusz1.D2" chart:data-source-has-labels="both" svg:x="0.319cm" svg:y="0.18cm" svg:width="12.913cm" svg:height="8.646cm">
          <chartooo:coordinate-region svg:x="1.496cm" svg:y="0.379cm" svg:width="11.736cm" svg:height="7.8cm"/>
          <chart:axis chart:dimension="x" chart:name="primary-x" chart:style-name="ch4" chartooo:axis-type="auto">
            <chartooo:date-scale/>
            <chart:categories table:cell-range-address="Arkusz1.A3:Arkusz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3:Arkusz1.B4" chart:label-cell-address="Arkusz1.B2:Arkusz1.B2" chart:class="chart:bar">
            <chart:data-point chart:repeated="2"/>
          </chart:series>
          <chart:series chart:style-name="ch8" chart:values-cell-range-address="Arkusz1.C3:Arkusz1.C4" chart:label-cell-address="Arkusz1.C2:Arkusz1.C2" chart:class="chart:bar">
            <chart:data-point chart:repeated="2"/>
          </chart:series>
          <chart:series chart:style-name="ch9" chart:values-cell-range-address="Arkusz1.D3:Arkusz1.D4" chart:label-cell-address="Arkusz1.D2:Arkusz1.D2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Arkusz1.B2:Arkusz1.B2</svg:desc>
                </draw:g>
              </table:table-cell>
              <table:table-cell office:value-type="string">
                <text:p>Średnia</text:p>
                <draw:g>
                  <svg:desc>Arkusz1.C2:Arkusz1.C2</svg:desc>
                </draw:g>
              </table:table-cell>
              <table:table-cell office:value-type="string">
                <text:p>Maksimum</text:p>
                <draw:g>
                  <svg:desc>Arkusz1.D2:Arkusz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z LS</text:p>
                <draw:g>
                  <svg:desc>Arkusz1.A3:Arkusz1.A4</svg:desc>
                </draw:g>
              </table:table-cell>
              <table:table-cell office:value-type="float" office:value="10298">
                <text:p>10298</text:p>
                <draw:g>
                  <svg:desc>Arkusz1.B3:Arkusz1.B4</svg:desc>
                </draw:g>
              </table:table-cell>
              <table:table-cell office:value-type="float" office:value="12792">
                <text:p>12792</text:p>
                <draw:g>
                  <svg:desc>Arkusz1.C3:Arkusz1.C4</svg:desc>
                </draw:g>
              </table:table-cell>
              <table:table-cell office:value-type="float" office:value="14877">
                <text:p>14877</text:p>
                <draw:g>
                  <svg:desc>Arkusz1.D3:Arkusz1.D4</svg:desc>
                </draw:g>
              </table:table-cell>
            </table:table-row>
            <table:table-row>
              <table:table-cell office:value-type="string">
                <text:p>Z LS</text:p>
              </table:table-cell>
              <table:table-cell office:value-type="float" office:value="9870">
                <text:p>9870</text:p>
              </table:table-cell>
              <table:table-cell office:value-type="float" office:value="10982">
                <text:p>10982</text:p>
              </table:table-cell>
              <table:table-cell office:value-type="float" office:value="12693">
                <text:p>126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